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utorial #7 - Let's practice a bit more</text:title></text:p>
      <text:p text:style-name="OrgTitle"/>
      <text:p text:style-name="OrgSubtitle"><text:initial-creator>Habib Ghaffari</text:initial-creator></text:p>
      <text:p text:style-name="OrgSubtitle"/>
      <text:p text:style-name="OrgSubtitle"><text:span text:style-name="OrgActiveTimestamp">&lt;2022-11-14 Mon&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2cabea">1. Introduction</text:a></text:p>
          <text:p text:style-name="Contents_20_1"><text:a xlink:type="simple" xlink:href="#org95bb924">2. Questions:</text:a></text:p>
          <text:p text:style-name="Contents_20_1"><text:a xlink:type="simple" xlink:href="#orgbc719bc">3. Coding Together</text:a></text:p>
          <text:p text:style-name="Contents_20_2"><text:a xlink:type="simple" xlink:href="#org80356de">3.1. Creating an Object in Python</text:a></text:p>
          <text:p text:style-name="Contents_20_2"><text:a xlink:type="simple" xlink:href="#org9238e27">3.2. Constructors in Python</text:a></text:p>
          <text:p text:style-name="Contents_20_1"><text:a xlink:type="simple" xlink:href="#orgf21d512">4. Exercises</text:a></text:p>
        </text:index-body>
      </text:table-of-content>
      <text:h text:style-name="Heading_20_1" text:outline-level="1" text:is-list-header="false">
<text:bookmark-start text:name="OrgXref.org62cabea"/>
<text:bookmark text:name="org62cabea"/>Introduction
<text:bookmark-end text:name="OrgXref.org62cabea"/></text:h>
      <text:p text:style-name="Text_20_body">In the first part of this tutorial, we will work on the exercises from the last
tutorial. I will explain how you need to work on each question and justify my
solutions.
</text:p>
      <text:p text:style-name="Text_20_body">In the second part, we will have an introduction to python classes, how we can
define them and how they work. I will also introduce python constructors with
some examples related to <text:span text:style-name="OrgCode">__init__</text:span> and <text:span text:style-name="OrgCode">__eq__</text:span>, which are two handy constructor
methods.
</text:p>
      <text:h text:style-name="Heading_20_1" text:outline-level="1" text:is-list-header="false">
<text:bookmark-start text:name="OrgXref.org95bb924"/>
<text:bookmark text:name="org95bb924"/>Questions:
<text:bookmark-end text:name="OrgXref.org95bb924"/></text:h>
      <text:list text:style-name="OrgNumberedList" text:continue-numbering="false">
        <text:list-item>
          <text:p text:style-name="Text_20_body">Consider the following JavaScript skeletal program:
</text:p>
        </text:list-item>
      </text:list>
      <text:p text:style-name="OrgSrcBlock"><text:s/><text:s/><text:span text:style-name="OrgSrcFontLockCommentDelimiterFace">//<text:s/></text:span><text:span text:style-name="OrgSrcFontLockCommentFace">The<text:s/>main<text:s/>program</text:span></text:p>
      <text:p text:style-name="OrgSrcBlock"><text:s/><text:s/><text:span text:style-name="OrgSrcFontLockKeywordFace">var</text:span><text:s/><text:span text:style-name="OrgSrcFontLockVariableNameFace">x</text:span>;</text:p>
      <text:p text:style-name="OrgSrcBlock"/>
      <text:p text:style-name="OrgSrcBlock"><text:s/><text:s/><text:span text:style-name="OrgSrcFontLockCommentDelimiterFace">//<text:s/></text:span><text:span text:style-name="OrgSrcFontLockCommentFace">Defined<text:s/>inside<text:s/>main</text:span></text:p>
      <text:p text:style-name="OrgSrcBlock"><text:s/><text:s/><text:span text:style-name="OrgSrcFontLockKeywordFace">function</text:span><text:s/><text:span text:style-name="OrgSrcFontLockFunctionNameFace">sub1</text:span><text:span text:style-name="OrgSrcRainbowDelimitersDepth1Face">(</text:span><text:span text:style-name="OrgSrcRainbowDelimitersDepth1Face">)</text:span><text:span text:style-name="OrgSrcRainbowDelimitersDepth1Face">{</text:span></text:p>
      <text:p text:style-name="OrgSrcBlock"><text:s/><text:s/><text:s/><text:s/><text:s/><text:s/><text:span text:style-name="OrgSrcFontLockKeywordFace">var</text:span><text:s/><text:span text:style-name="OrgSrcFontLockVariableNameFace">x</text:span>;</text:p>
      <text:p text:style-name="OrgSrcBlock"><text:s/><text:s/><text:s/><text:s/><text:s/><text:s/><text:span text:style-name="OrgSrcFontLockCommentDelimiterFace">//<text:s/></text:span><text:span text:style-name="OrgSrcFontLockCommentFace">Defined<text:s/>inside<text:s/>sub1</text:span></text:p>
      <text:p text:style-name="OrgSrcBlock"><text:s/><text:s/><text:s/><text:s/><text:s/><text:s/><text:span text:style-name="OrgSrcFontLockKeywordFace">function</text:span><text:s/><text:span text:style-name="OrgSrcFontLockFunctionNameFace">sub2</text:span><text:span text:style-name="OrgSrcRainbowDelimitersDepth2Face">(</text:span><text:span text:style-name="OrgSrcRainbowDelimitersDepth2Face">)</text:span><text:span text:style-name="OrgSrcRainbowDelimitersDepth2Face">{</text:span></text:p>
      <text:p text:style-name="OrgSrcBlock"><text:s/><text:s/><text:s/><text:s/><text:s/><text:s/><text:s/><text:s/><text:s/><text:s/>.<text:s/>.<text:s/>.</text:p>
      <text:p text:style-name="OrgSrcBlock"><text:s/><text:s/><text:s/><text:s/><text:s/><text:s/><text:span text:style-name="OrgSrcRainbowDelimitersDepth2Face">}</text:span></text:p>
      <text:p text:style-name="OrgSrcBlock"/>
      <text:p text:style-name="OrgSrcBlock"><text:s/><text:s/><text:span text:style-name="OrgSrcRainbowDelimitersDepth1Face">}</text:span><text:s/></text:p>
      <text:p text:style-name="OrgSrcBlock"><text:span text:style-name="OrgSrcFontLockCommentDelimiterFace">//<text:s/></text:span><text:span text:style-name="OrgSrcFontLockCommentFace">Defined<text:s/>inside<text:s/>main</text:span></text:p>
      <text:p text:style-name="OrgSrcBlock"><text:span text:style-name="OrgSrcFontLockKeywordFace">function</text:span><text:s/><text:span text:style-name="OrgSrcFontLockFunctionNameFace">sub3</text:span><text:span text:style-name="OrgSrcRainbowDelimitersDepth1Face">(</text:span><text:span text:style-name="OrgSrcRainbowDelimitersDepth1Face">)</text:span><text:span text:style-name="OrgSrcRainbowDelimitersDepth1Face">{</text:span></text:p>
      <text:p text:style-name="OrgSrcBlock"><text:s/><text:s/>.<text:s/>.<text:s/>.</text:p>
      <text:p text:style-name="OrgSrcBlockLastLine"><text:s/><text:span text:style-name="OrgSrcRainbowDelimitersDepth1Face">}</text:span></text:p>
      <text:p text:style-name="Text_20_body">Assume that the execution of this program is in the following unit order:
</text:p>
      <text:list text:style-name="OrgBulletedList" text:continue-numbering="false">
        <text:list-item>
          <text:p text:style-name="Text_20_body"><text:span text:style-name="OrgCode">main</text:span> calls <text:span text:style-name="OrgCode">sub1</text:span>
</text:p>
        </text:list-item>
        <text:list-item>
          <text:p text:style-name="Text_20_body"><text:span text:style-name="OrgCode">sub1</text:span> calls <text:span text:style-name="OrgCode">sub2</text:span>
</text:p>
        </text:list-item>
        <text:list-item>
          <text:p text:style-name="Text_20_body"><text:span text:style-name="OrgCode">sub2</text:span> calls <text:span text:style-name="OrgCode">sub3</text:span>
</text:p>
        </text:list-item>
      </text:list>
      <text:p text:style-name="Text_20_body">Assuming static scoping, in the following, which declaration of <text:span text:style-name="OrgCode">x</text:span> is the
correct one for a reference to <text:span text:style-name="OrgCode">x</text:span>?
</text:p>
      <text:list text:style-name="OrgBulletedList" text:continue-numbering="false">
        <text:list-item>
          <text:p text:style-name="Text_20_body">Since the scope is static. The place we deifne a function is become important.
Becuase it is going to show us the refernce to the <text:span text:style-name="OrgCode">x</text:span>
</text:p>
          <text:p text:style-name="Text_20_body">i. sub1 (Because in static scope the search is going to happen locally first.)
ii. sub1 (There is not local definition of x inside sub2, but sub2 degfined
 inside sub1 which has a local definiton for x)
iii. main (We defined the function sub3 on main so the reference for x is going
 to be main)
</text:p>
        </text:list-item>
      </text:list>
      <text:p text:style-name="Text_20_body">Repeat part a, but assume dynamic scoping:
</text:p>
      <text:list text:style-name="OrgBulletedList" text:continue-numbering="false">
        <text:list-item>
          <text:p text:style-name="Text_20_body">In dynamic scope the sequence of calling functions is important.
</text:p>
          <text:p text:style-name="Text_20_body">i. sub1
ii. sub1
iii. sub1
</text:p>
        </text:list-item>
        <text:list-item>
          <text:p text:style-name="Text_20_body">Let's write a piece of code in <text:span text:style-name="OrgCode">JavaScript</text:span>:
</text:p>
        </text:list-item>
      </text:list>
      <text:p text:style-name="OrgSrcBlock"><text:span text:style-name="OrgSrcFontLockKeywordFace">var</text:span><text:s/><text:span text:style-name="OrgSrcFontLockVariableNameFace">x</text:span>;</text:p>
      <text:p text:style-name="OrgSrcBlock"><text:span text:style-name="OrgSrcFontLockCommentDelimiterFace">//<text:s/></text:span><text:span text:style-name="OrgSrcFontLockCommentFace">This<text:s/>is<text:s/>inside<text:s/>main<text:s/>(<text:s/>The<text:s/>reference<text:s/>here<text:s/>still<text:s/>main)</text:span></text:p>
      <text:p text:style-name="OrgSrcBlock"><text:span text:style-name="OrgSrcFontLockKeywordFace">function</text:span><text:s/><text:span text:style-name="OrgSrcFontLockFunctionNameFace">sub1</text:span><text:span text:style-name="OrgSrcRainbowDelimitersDepth1Face">(</text:span><text:span text:style-name="OrgSrcRainbowDelimitersDepth1Face">)</text:span><text:s/><text:span text:style-name="OrgSrcRainbowDelimitersDepth1Face">{</text:span></text:p>
      <text:p text:style-name="OrgSrcBlock"><text:s/>document.write<text:span text:style-name="OrgSrcRainbowDelimitersDepth2Face">(</text:span><text:span text:style-name="OrgSrcFontLockStringFace">"x<text:s/>=<text:s/>"</text:span><text:s/>+<text:s/>x<text:s/>+<text:s/><text:span text:style-name="OrgSrcFontLockStringFace">""</text:span><text:span text:style-name="OrgSrcRainbowDelimitersDepth2Face">)</text:span>;</text:p>
      <text:p text:style-name="OrgSrcBlock"><text:span text:style-name="OrgSrcRainbowDelimitersDepth1Face">}</text:span></text:p>
      <text:p text:style-name="OrgSrcBlock"><text:span text:style-name="OrgSrcFontLockCommentDelimiterFace">//<text:s/></text:span><text:span text:style-name="OrgSrcFontLockCommentFace">this<text:s/>is<text:s/>inside<text:s/>main</text:span></text:p>
      <text:p text:style-name="OrgSrcBlock"><text:span text:style-name="OrgSrcFontLockKeywordFace">function</text:span><text:s/><text:span text:style-name="OrgSrcFontLockFunctionNameFace">sub2</text:span><text:span text:style-name="OrgSrcRainbowDelimitersDepth1Face">(</text:span><text:span text:style-name="OrgSrcRainbowDelimitersDepth1Face">)</text:span><text:s/><text:span text:style-name="OrgSrcRainbowDelimitersDepth1Face">{</text:span></text:p>
      <text:p text:style-name="OrgSrcBlock"><text:s/><text:span text:style-name="OrgSrcFontLockKeywordFace">var</text:span><text:s/><text:span text:style-name="OrgSrcFontLockVariableNameFace">x</text:span>;</text:p>
      <text:p text:style-name="OrgSrcBlock"><text:s/><text:span text:style-name="OrgSrcFontLockCommentDelimiterFace">//<text:s/></text:span><text:span text:style-name="OrgSrcFontLockCommentFace">this<text:s/>is<text:s/>inside<text:s/>sub<text:s/>2</text:span></text:p>
      <text:p text:style-name="OrgSrcBlock"><text:s/>x<text:s/>=<text:s/><text:span text:style-name="OrgSrcHighlightNumbersNumber">10</text:span>;</text:p>
      <text:p text:style-name="OrgSrcBlock"><text:s/>sub1<text:span text:style-name="OrgSrcRainbowDelimitersDepth2Face">(</text:span><text:span text:style-name="OrgSrcRainbowDelimitersDepth2Face">)</text:span>;</text:p>
      <text:p text:style-name="OrgSrcBlock"><text:span text:style-name="OrgSrcRainbowDelimitersDepth1Face">}</text:span></text:p>
      <text:p text:style-name="OrgSrcBlock">x<text:s/>=<text:s/><text:span text:style-name="OrgSrcHighlightNumbersNumber">5</text:span>;</text:p>
      <text:p text:style-name="OrgSrcBlockLastLine">sub2<text:span text:style-name="OrgSrcRainbowDelimitersDepth1Face">(</text:span><text:span text:style-name="OrgSrcRainbowDelimitersDepth1Face">)</text:span>;</text:p>
      <text:list text:style-name="OrgBulletedList" text:continue-numbering="false">
        <text:list-item>
          <text:p text:style-name="Text_20_body">What value of <text:span text:style-name="OrgCode">x</text:span> is displayed if we use static-scope rules? Why?
</text:p>
          <text:p text:style-name="Text_20_body">x = 5 (The scope is static. The place we define sub1 becomes important)
</text:p>
        </text:list-item>
        <text:list-item>
          <text:p text:style-name="Text_20_body">What if we use dynamic-scope rules? Why?
</text:p>
          <text:p text:style-name="Text_20_body">x = 10 (We find the refernce based on the sequence of calling fucntions)
</text:p>
        </text:list-item>
        <text:list-item>
          <text:p text:style-name="Text_20_body">Let's write another piece of code in <text:span text:style-name="OrgCode">JavaScript</text:span>:
</text:p>
        </text:list-item>
      </text:list>
      <text:p text:style-name="OrgSrcBlock"><text:span text:style-name="OrgSrcFontLockKeywordFace">var</text:span><text:s/><text:span text:style-name="OrgSrcFontLockVariableNameFace">x</text:span>,<text:s/><text:span text:style-name="OrgSrcFontLockVariableNameFace">y</text:span>,<text:s/><text:span text:style-name="OrgSrcFontLockVariableNameFace">z</text:span>;</text:p>
      <text:p text:style-name="OrgSrcBlock"><text:span text:style-name="OrgSrcFontLockKeywordFace">function</text:span><text:s/><text:span text:style-name="OrgSrcFontLockFunctionNameFace">sub1</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y</text:span>,<text:s/><text:span text:style-name="OrgSrcFontLockVariableNameFace">z</text:span>;</text:p>
      <text:p text:style-name="OrgSrcBlock"><text:s/><text:s/><text:span text:style-name="OrgSrcFontLockKeywordFace">function</text:span><text:s/><text:span text:style-name="OrgSrcFontLockFunctionNameFace">sub2</text:span><text:span text:style-name="OrgSrcRainbowDelimitersDepth2Face">(</text:span><text:span text:style-name="OrgSrcRainbowDelimitersDepth2Face">)</text:span><text:s/><text:span text:style-name="OrgSrcRainbowDelimitersDepth2Face">{</text:span></text:p>
      <text:p text:style-name="OrgSrcBlock"><text:s/><text:s/><text:s/><text:span text:style-name="OrgSrcFontLockKeywordFace">var</text:span><text:s/><text:span text:style-name="OrgSrcFontLockVariableNameFace">a</text:span>,<text:s/><text:span text:style-name="OrgSrcFontLockVariableNameFace">b</text:span>,<text:s/><text:span text:style-name="OrgSrcFontLockVariableNameFace">z</text:span>;</text:p>
      <text:p text:style-name="OrgSrcBlock"><text:s/><text:s/><text:s/>.<text:s/>.<text:s/>.</text:p>
      <text:p text:style-name="OrgSrcBlock"><text:s/><text:s/><text:span text:style-name="OrgSrcRainbowDelimitersDepth2Face">}</text:span></text:p>
      <text:p text:style-name="OrgSrcBlock"><text:s/><text:s/>.<text:s/>.<text:s/>.</text:p>
      <text:p text:style-name="OrgSrcBlock"><text:span text:style-name="OrgSrcRainbowDelimitersDepth1Face">}</text:span></text:p>
      <text:p text:style-name="OrgSrcBlock"><text:span text:style-name="OrgSrcFontLockKeywordFace">function</text:span><text:s/><text:span text:style-name="OrgSrcFontLockFunctionNameFace">sub3</text:span><text:span text:style-name="OrgSrcRainbowDelimitersDepth1Face">(</text:span><text:span text:style-name="OrgSrcRainbowDelimitersDepth1Face">)</text:span><text:s/><text:span text:style-name="OrgSrcRainbowDelimitersDepth1Face">{</text:span></text:p>
      <text:p text:style-name="OrgSrcBlock"><text:s/><text:s/><text:span text:style-name="OrgSrcFontLockKeywordFace">var</text:span><text:s/><text:span text:style-name="OrgSrcFontLockVariableNameFace">a</text:span>,<text:s/><text:span text:style-name="OrgSrcFontLockVariableNameFace">x</text:span>,<text:s/><text:span text:style-name="OrgSrcFontLockVariableNameFace">w</text:span>;</text:p>
      <text:p text:style-name="OrgSrcBlock"><text:s/><text:s/>.<text:s/>.<text:s/>.</text:p>
      <text:p text:style-name="OrgSrcBlockLastLine"><text:span text:style-name="OrgSrcRainbowDelimitersDepth1Face">}</text:span></text:p>
      <text:p text:style-name="Text_20_body">List all the variables, along with the program units where they are declared,
that are visible in the bodies of <text:span text:style-name="OrgCode">sub1</text:span>, <text:span text:style-name="OrgCode">sub2</text:span>, and <text:span text:style-name="OrgCode">sub3</text:span>, assuming
static scoping is used. Justify your answer:
</text:p>
      <text:list text:style-name="OrgBulletedList" text:continue-numbering="false">
        <text:list-item>
          <text:p text:style-name="Text_20_body">In sub1:
</text:p>
        </text:list-item>
        <text:list-item>
          <text:p text:style-name="Text_20_body">In sub2:
</text:p>
        </text:list-item>
        <text:list-item>
          <text:p text:style-name="Text_20_body">In sub3:
</text:p>
        </text:list-item>
      </text:list>
      <text:list text:style-name="OrgNumberedList" text:continue-numbering="false">
        <text:list-item>
          <text:p text:style-name="Text_20_body">Consider the following <text:span text:style-name="OrgCode">C</text:span> program:
</text:p>
          <text:list text:style-name="OrgBulletedList" text:continue-numbering="true">
            <text:list-item>
              <text:p text:style-name="Text_20_body">C is a static programing language.
</text:p>
            </text:list-item>
          </text:list>
        </text:list-item>
      </text:list>
      <text:p text:style-name="OrgSrcBlock"><text:span text:style-name="OrgSrcFontLockTypeFace">voi</text:span><text:span text:style-name="OrgSrcFontLockTypeFace">d</text:span><text:s/><text:span text:style-name="OrgSrcFontLockFunctionNameFace">fun</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pan text:style-name="OrgSrcFontLockTypeFace">in</text:span><text:span text:style-name="OrgSrcFontLockTypeFace">t</text:span><text:s/><text:span text:style-name="OrgSrcFontLockVariableNameFace">a</text:span>,<text:s/><text:span text:style-name="OrgSrcFontLockVariableNameFace">b</text:span>,<text:s/><text:span text:style-name="OrgSrcFontLockVariableNameFace">c</text:span>;<text:s/><text:span text:style-name="OrgSrcFontLockCommentDelimiterFace">/</text:span><text:span text:style-name="OrgSrcFontLockCommentDelimiterFace">*<text:s/></text:span><text:span text:style-name="OrgSrcFontLockCommentFace">definition<text:s/>1</text:span><text:span text:style-name="OrgSrcFontLockCommentDelimiterFace"><text:s/>*/</text:span></text:p>
      <text:p text:style-name="OrgSrcBlock">.<text:s/>.<text:s/>.</text:p>
      <text:p text:style-name="OrgSrcBlock"><text:span text:style-name="OrgSrcFontLockKeywordFace">while</text:span><text:s/><text:span text:style-name="OrgSrcRainbowDelimitersDepth2Face">(</text:span>.<text:s/>.<text:s/>.<text:span text:style-name="OrgSrcRainbowDelimitersDepth2Face">)</text:span><text:s/><text:span text:style-name="OrgSrcRainbowDelimitersDepth2Face">{</text:span></text:p>
      <text:p text:style-name="OrgSrcBlock"><text:span text:style-name="OrgSrcFontLockTypeFace">in</text:span><text:span text:style-name="OrgSrcFontLockTypeFace">t</text:span><text:s/><text:span text:style-name="OrgSrcFontLockVariableNameFace">b</text:span>,<text:s/><text:span text:style-name="OrgSrcFontLockVariableNameFace">c</text:span>,<text:s/><text:span text:style-name="OrgSrcFontLockVariableNameFace">d</text:span>;<text:s/><text:span text:style-name="OrgSrcFontLockCommentDelimiterFace">/*</text:span><text:span text:style-name="OrgSrcFontLockCommentFace">definition<text:s/>2</text:span><text:span text:style-name="OrgSrcFontLockCommentDelimiterFace"><text:s/>*/</text:span></text:p>
      <text:p text:style-name="OrgSrcBlock">.<text:s/>.<text:s/>.<text:s/>&lt;-------------<text:s/><text:span text:style-name="OrgSrcHighlightNumbersNumber">1</text:span></text:p>
      <text:p text:style-name="OrgSrcBlock"><text:s/><text:s/><text:span text:style-name="OrgSrcFontLockKeywordFace">while</text:span><text:s/><text:span text:style-name="OrgSrcRainbowDelimitersDepth3Face">(</text:span>.<text:s/>.<text:s/>.<text:span text:style-name="OrgSrcRainbowDelimitersDepth3Face">)</text:span><text:s/><text:span text:style-name="OrgSrcRainbowDelimitersDepth3Face">{</text:span></text:p>
      <text:p text:style-name="OrgSrcBlock"><text:s/><text:s/><text:s/><text:s/><text:span text:style-name="OrgSrcFontLockCommentDelimiterFace">/*<text:s/></text:span><text:span text:style-name="OrgSrcFontLockCommentFace">Whatever<text:s/>happening<text:s/>inside<text:s/>a<text:s/>block<text:s/>is<text:s/>going<text:s/>to<text:s/>stay<text:s/>inside<text:s/>it.</text:span></text:p>
      <text:p text:style-name="OrgSrcBlock"><text:span text:style-name="OrgSrcFontLockCommentFace"><text:s/><text:s/><text:s/><text:s/>int<text:s/>c,<text:s/>d,<text:s/>e;<text:s/>/*<text:s/>definition<text:s/>3</text:span><text:span text:style-name="OrgSrcFontLockCommentDelimiterFace"><text:s/>*/</text:span></text:p>
      <text:p text:style-name="OrgSrcBlock"><text:s/><text:s/><text:s/><text:s/>.<text:s/>.<text:s/>.<text:s/>&lt;-------------<text:s/><text:span text:style-name="OrgSrcHighlightNumbersNumber">2</text:span></text:p>
      <text:p text:style-name="OrgSrcBlock"><text:s/><text:s/><text:span text:style-name="OrgSrcRainbowDelimitersDepth3Face">}</text:span></text:p>
      <text:p text:style-name="OrgSrcBlock">.<text:s/>.<text:s/>.<text:s/>&lt;--------------<text:s/><text:span text:style-name="OrgSrcHighlightNumbersNumber">3</text:span></text:p>
      <text:p text:style-name="OrgSrcBlock"><text:span text:style-name="OrgSrcRainbowDelimitersDepth2Face">}</text:span></text:p>
      <text:p text:style-name="OrgSrcBlock">.<text:s/>.<text:s/>.<text:s/>&lt;----------------<text:s/><text:span text:style-name="OrgSrcHighlightNumbersNumber">4</text:span></text:p>
      <text:p text:style-name="OrgSrcBlockLastLine"><text:span text:style-name="OrgSrcRainbowDelimitersDepth1Face">}</text:span></text:p>
      <text:p text:style-name="Text_20_body">For each of the four marked points in this function, list each visible variable,
along with the number of the definition statement that defines it. Justify your
answer?
</text:p>
      <text:list text:style-name="OrgBulletedList" text:continue-numbering="false">
        <text:list-item>
          <text:p text:style-name="Text_20_body">Point 1: (Because b c d are already defined localy in <text:span text:style-name="OrgCode">fun</text:span>, so when we are
redefing the inside <text:span text:style-name="OrgCode">while</text:span> block. The local definitions of the variables
going to be hidden.
a 1
b 2
c 2
d 2
</text:p>
        </text:list-item>
        <text:list-item>
          <text:p text:style-name="Text_20_body">Point 2:
a 1
b 2
c 3
d 3
e 3 
</text:p>
        </text:list-item>
        <text:list-item>
          <text:p text:style-name="Text_20_body">Point 3:
</text:p>
          <text:list text:style-name="OrgBulletedList" text:continue-numbering="true">
            <text:list-item>
              <text:p text:style-name="Text_20_body">(Exactly like point1)
</text:p>
            </text:list-item>
          </text:list>
        </text:list-item>
        <text:list-item>
          <text:p text:style-name="Text_20_body">Pint 4:
</text:p>
          <text:list text:style-name="OrgBulletedList" text:continue-numbering="true">
            <text:list-item>
              <text:p text:style-name="Text_20_body">a 1 b 1 c 1
</text:p>
            </text:list-item>
          </text:list>
        </text:list-item>
      </text:list>
      <text:list text:style-name="OrgNumberedList" text:continue-numbering="false">
        <text:list-item>
          <text:p text:style-name="Text_20_body">Consider the following skeletal <text:span text:style-name="OrgCode">C</text:span> program:
</text:p>
        </text:list-item>
      </text:list>
      <text:p text:style-name="OrgSrcBlock"><text:span text:style-name="OrgSrcFontLockTypeFace">voi</text:span><text:span text:style-name="OrgSrcFontLockTypeFace">d</text:span><text:s/><text:span text:style-name="OrgSrcFontLockFunctionNameFace">fun1</text:span><text:span text:style-name="OrgSrcRainbowDelimitersDepth1Face">(</text:span><text:span text:style-name="OrgSrcFontLockTypeFace">void</text:span><text:span text:style-name="OrgSrcRainbowDelimitersDepth1Face">)</text:span>;<text:s/><text:span text:style-name="OrgSrcFontLockCommentDelimiterFace">/</text:span><text:span text:style-name="OrgSrcFontLockCommentDelimiterFace">*<text:s/></text:span><text:span text:style-name="OrgSrcFontLockCommentFace">prototype</text:span><text:span text:style-name="OrgSrcFontLockCommentDelimiterFace"><text:s/>*/</text:span></text:p>
      <text:p text:style-name="OrgSrcBlock"><text:span text:style-name="OrgSrcFontLockTypeFace">v</text:span><text:span text:style-name="OrgSrcFontLockTypeFace">oi</text:span><text:span text:style-name="OrgSrcFontLockTypeFace">d</text:span><text:s/><text:span text:style-name="OrgSrcFontLockFunctionNameFace">fun2</text:span><text:span text:style-name="OrgSrcRainbowDelimitersDepth1Face">(</text:span><text:span text:style-name="OrgSrcFontLockTypeFace">void</text:span><text:span text:style-name="OrgSrcRainbowDelimitersDepth1Face">)</text:span>;<text:s/><text:span text:style-name="OrgSrcFontLockCommentDelimiterFace">/</text:span><text:span text:style-name="OrgSrcFontLockCommentDelimiterFace">*<text:s/></text:span><text:span text:style-name="OrgSrcFontLockCommentFace">prototype</text:span><text:span text:style-name="OrgSrcFontLockCommentDelimiterFace"><text:s/>*/</text:span></text:p>
      <text:p text:style-name="OrgSrcBlock"><text:span text:style-name="OrgSrcFontLockTypeFace">v</text:span><text:span text:style-name="OrgSrcFontLockTypeFace">oi</text:span><text:span text:style-name="OrgSrcFontLockTypeFace">d</text:span><text:s/><text:span text:style-name="OrgSrcFontLockFunctionNameFace">fun3</text:span><text:span text:style-name="OrgSrcRainbowDelimitersDepth1Face">(</text:span><text:span text:style-name="OrgSrcFontLockTypeFace">void</text:span><text:span text:style-name="OrgSrcRainbowDelimitersDepth1Face">)</text:span>;<text:s/><text:span text:style-name="OrgSrcFontLockCommentDelimiterFace">/</text:span><text:span text:style-name="OrgSrcFontLockCommentDelimiterFace">*<text:s/></text:span><text:span text:style-name="OrgSrcFontLockCommentFace">prototype</text:span><text:span text:style-name="OrgSrcFontLockCommentDelimiterFace"><text:s/>*/</text:span></text:p>
      <text:p text:style-name="OrgSrcBlock"><text:span text:style-name="OrgSrcFontLockTypeFace">v</text:span><text:span text:style-name="OrgSrcFontLockTypeFace">oi</text:span><text:span text:style-name="OrgSrcFontLockTypeFace">d</text:span><text:s/><text:span text:style-name="OrgSrcFontLockFunctionNameFace">main</text:span><text:span text:style-name="OrgSrcRainbowDelimitersDepth1Face">(</text:span><text:span text:style-name="OrgSrcRainbowDelimitersDepth1Face">)</text:span><text:s/><text:span text:style-name="OrgSrcRainbowDelimitersDepth1Face">{</text:span></text:p>
      <text:p text:style-name="OrgSrcBlock"><text:s/><text:span text:style-name="OrgSrcFontLockTypeFace">in</text:span><text:span text:style-name="OrgSrcFontLockTypeFace">t</text:span><text:s/><text:span text:style-name="OrgSrcFontLockVariableNameFace">a</text:span>,<text:s/><text:span text:style-name="OrgSrcFontLockVariableNameFace">b</text:span>,<text:s/><text:span text:style-name="OrgSrcFontLockVariableNameFace">c</text:span>;</text:p>
      <text:p text:style-name="OrgSrcBlock"><text:s/>.<text:s/>.<text:s/>.</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fun1</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pan text:style-name="OrgSrcFontLockTypeFace">in</text:span><text:span text:style-name="OrgSrcFontLockTypeFace">t</text:span><text:s/><text:span text:style-name="OrgSrcFontLockVariableNameFace">b</text:span>,<text:s/><text:span text:style-name="OrgSrcFontLockVariableNameFace">c</text:span>,<text:s/><text:span text:style-name="OrgSrcFontLockVariableNameFace">d</text:span>;</text:p>
      <text:p text:style-name="OrgSrcBlock"><text:s/>.<text:s/>.<text:s/>.</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fun2</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pan text:style-name="OrgSrcFontLockTypeFace">in</text:span><text:span text:style-name="OrgSrcFontLockTypeFace">t</text:span><text:s/><text:span text:style-name="OrgSrcFontLockVariableNameFace">c</text:span>,<text:s/><text:span text:style-name="OrgSrcFontLockVariableNameFace">d</text:span>,<text:s/><text:span text:style-name="OrgSrcFontLockVariableNameFace">e</text:span>;</text:p>
      <text:p text:style-name="OrgSrcBlock"><text:s/>.<text:s/>.<text:s/>.</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fun3</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pan text:style-name="OrgSrcFontLockTypeFace">in</text:span><text:span text:style-name="OrgSrcFontLockTypeFace">t</text:span><text:s/><text:span text:style-name="OrgSrcFontLockVariableNameFace">d</text:span>,<text:s/><text:span text:style-name="OrgSrcFontLockVariableNameFace">e</text:span>,<text:s/><text:span text:style-name="OrgSrcFontLockVariableNameFace">f</text:span>;</text:p>
      <text:p text:style-name="OrgSrcBlock"><text:s/>.<text:s/>.<text:s/>.</text:p>
      <text:p text:style-name="OrgSrcBlockLastLine"><text:span text:style-name="OrgSrcRainbowDelimitersDepth1Face">}</text:span></text:p>
      <text:p text:style-name="Text_20_body">Given the following calling sequences and assuming that dynamic scoping is used,
what variables are visible during execution of the last function called? Include
with each visible variable the name of the function in which it was defined.
Justify your answer?
</text:p>
      <text:p text:style-name="Text_20_body">(Sequence of function call)
</text:p>
      <text:p text:style-name="Text_20_body">a. <text:span text:style-name="OrgCode">main</text:span> calls <text:span text:style-name="OrgCode">fun1</text:span>; <text:span text:style-name="OrgCode">fun1</text:span> calls <text:span text:style-name="OrgCode">fun2</text:span>; <text:span text:style-name="OrgCode">fun2</text:span> calls <text:span text:style-name="OrgCode">fun3</text:span>.
b. <text:span text:style-name="OrgCode">main</text:span> calls <text:span text:style-name="OrgCode">fun1</text:span>; <text:span text:style-name="OrgCode">fun1</text:span> calls <text:span text:style-name="OrgCode">fun3</text:span>.
c. <text:span text:style-name="OrgCode">main</text:span> calls <text:span text:style-name="OrgCode">fun2</text:span>; <text:span text:style-name="OrgCode">fun2</text:span> calls <text:span text:style-name="OrgCode">fun3</text:span>; <text:span text:style-name="OrgCode">fun3</text:span> calls <text:span text:style-name="OrgCode">fun1</text:span>.
d. <text:span text:style-name="OrgCode">main</text:span> calls <text:span text:style-name="OrgCode">fun3</text:span>; <text:span text:style-name="OrgCode">fun3</text:span> calls <text:span text:style-name="OrgCode">fun1</text:span>.
e. <text:span text:style-name="OrgCode">main</text:span> calls <text:span text:style-name="OrgCode">fun1</text:span>; <text:span text:style-name="OrgCode">fun1</text:span> calls <text:span text:style-name="OrgCode">fun3</text:span>; <text:span text:style-name="OrgCode">fun3</text:span> calls <text:span text:style-name="OrgCode">fun2</text:span>.
f. <text:span text:style-name="OrgCode">main</text:span> calls <text:span text:style-name="OrgCode">fun3</text:span>; <text:span text:style-name="OrgCode">fun3</text:span> calls <text:span text:style-name="OrgCode">fun2</text:span>; <text:span text:style-name="OrgCode">fun2</text:span> calls <text:span text:style-name="OrgCode">fun1</text:span>.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Question</text:p>
              </table:table-cell>
              <table:table-cell table:style-name="OrgTblCellTB">
                <text:p text:style-name="OrgTableHeadingLeft">Variables</text:p>
              </table:table-cell>
              <table:table-cell table:style-name="OrgTblCellTB">
                <text:p text:style-name="OrgTableHeadingLeft">Where Declared</text:p>
              </table:table-cell>
            </table:table-row>
          </table:table-header-rows>
          <table:table-rows>
            <table:table-row>
              <table:table-cell table:style-name="OrgTblCellT">
                <text:p text:style-name="OrgTableContentsLeft">a)</text:p>
              </table:table-cell>
              <table:table-cell table:style-name="OrgTblCellT">
                <text:p text:style-name="OrgTableContentsLeft">d e f</text:p>
              </table:table-cell>
              <table:table-cell table:style-name="OrgTblCellT">
                <text:p text:style-name="OrgTableContentsLeft">fun3</text:p>
              </table:table-cell>
            </table:table-row>
            <table:table-row>
              <table:table-cell table:style-name="OrgTblCell">
                <text:p text:style-name="OrgTableContentsLeft"/>
              </table:table-cell>
              <table:table-cell table:style-name="OrgTblCell">
                <text:p text:style-name="OrgTableContentsLeft">c</text:p>
              </table:table-cell>
              <table:table-cell table:style-name="OrgTblCell">
                <text:p text:style-name="OrgTableContentsLeft">fun2</text:p>
              </table:table-cell>
            </table:table-row>
            <table:table-row>
              <table:table-cell table:style-name="OrgTblCell">
                <text:p text:style-name="OrgTableContentsLeft"/>
              </table:table-cell>
              <table:table-cell table:style-name="OrgTblCell">
                <text:p text:style-name="OrgTableContentsLeft">b</text:p>
              </table:table-cell>
              <table:table-cell table:style-name="OrgTblCell">
                <text:p text:style-name="OrgTableContentsLeft">fun1</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rows>
            <table:table-row>
              <table:table-cell table:style-name="OrgTblCellT">
                <text:p text:style-name="OrgTableContentsLeft">b)</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c)</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d)</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e)</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f)</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
      </text:section>
      <text:list text:style-name="OrgNumberedList" text:continue-numbering="false">
        <text:list-item>
          <text:p text:style-name="Text_20_body">Consider the following program, written in <text:span text:style-name="OrgCode">JavaScript</text:span>-like
</text:p>
        </text:list-item>
      </text:list>
      <text:p text:style-name="Text_20_body">syntax:
</text:p>
      <text:p text:style-name="OrgSrcBlock"><text:span text:style-name="OrgSrcFontLockCommentDelimiterFace">//<text:s/></text:span><text:span text:style-name="OrgSrcFontLockCommentFace">main<text:s/>program</text:span></text:p>
      <text:p text:style-name="OrgSrcBlock"><text:span text:style-name="OrgSrcFontLockKeywordFace">var</text:span><text:s/><text:span text:style-name="OrgSrcFontLockVariableNameFace">x</text:span>,<text:s/><text:span text:style-name="OrgSrcFontLockVariableNameFace">y</text:span>,<text:s/><text:span text:style-name="OrgSrcFontLockVariableNameFace">z</text:span>;</text:p>
      <text:p text:style-name="OrgSrcBlock"><text:span text:style-name="OrgSrcFontLockKeywordFace">function</text:span><text:s/><text:span text:style-name="OrgSrcFontLockFunctionNameFace">sub1</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y</text:span>,<text:s/><text:span text:style-name="OrgSrcFontLockVariableNameFace">z</text:span>;</text:p>
      <text:p text:style-name="OrgSrcBlock">.<text:s/>.<text:s/>.</text:p>
      <text:p text:style-name="OrgSrcBlock"><text:span text:style-name="OrgSrcRainbowDelimitersDepth1Face">}</text:span></text:p>
      <text:p text:style-name="OrgSrcBlock"><text:span text:style-name="OrgSrcFontLockKeywordFace">function</text:span><text:s/><text:span text:style-name="OrgSrcFontLockFunctionNameFace">sub2</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b</text:span>,<text:s/><text:span text:style-name="OrgSrcFontLockVariableNameFace">z</text:span>;</text:p>
      <text:p text:style-name="OrgSrcBlock">.<text:s/>.<text:s/>.</text:p>
      <text:p text:style-name="OrgSrcBlock"><text:span text:style-name="OrgSrcRainbowDelimitersDepth1Face">}</text:span></text:p>
      <text:p text:style-name="OrgSrcBlock"><text:span text:style-name="OrgSrcFontLockKeywordFace">function</text:span><text:s/><text:span text:style-name="OrgSrcFontLockFunctionNameFace">sub3</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x</text:span>,<text:s/><text:span text:style-name="OrgSrcFontLockVariableNameFace">w</text:span>;</text:p>
      <text:p text:style-name="OrgSrcBlock">.<text:s/>.<text:s/>.</text:p>
      <text:p text:style-name="OrgSrcBlockLastLine"><text:span text:style-name="OrgSrcRainbowDelimitersDepth1Face">}</text:span><text:s/><text:s/></text:p>
      <text:p text:style-name="Text_20_body">Given the following calling sequences and assuming that dynamic scoping
is used, what variables are visible during execution of the last subprogram
activated? Include with each visible variable the name of the unit
where it is declared.
</text:p>
      <text:p text:style-name="Text_20_body">a. <text:span text:style-name="OrgCode">main</text:span> calls <text:span text:style-name="OrgCode">sub1</text:span>; <text:span text:style-name="OrgCode">sub1</text:span> calls <text:span text:style-name="OrgCode">sub2</text:span>; <text:span text:style-name="OrgCode">sub2</text:span> calls <text:span text:style-name="OrgCode">sub3</text:span>.
b. <text:span text:style-name="OrgCode">main</text:span> calls <text:span text:style-name="OrgCode">sub1</text:span>; <text:span text:style-name="OrgCode">sub1</text:span> calls <text:span text:style-name="OrgCode">sub3</text:span>.
c. <text:span text:style-name="OrgCode">main</text:span> calls <text:span text:style-name="OrgCode">sub2</text:span>; <text:span text:style-name="OrgCode">sub2</text:span> calls <text:span text:style-name="OrgCode">sub3</text:span>; <text:span text:style-name="OrgCode">sub3</text:span> calls <text:span text:style-name="OrgCode">sub1</text:span>.
d. <text:span text:style-name="OrgCode">main</text:span> calls <text:span text:style-name="OrgCode">sub3</text:span>; <text:span text:style-name="OrgCode">sub3</text:span> calls <text:span text:style-name="OrgCode">sub1</text:span>.
e. <text:span text:style-name="OrgCode">main</text:span> calls <text:span text:style-name="OrgCode">sub1</text:span>; <text:span text:style-name="OrgCode">sub1</text:span> calls <text:span text:style-name="OrgCode">sub3</text:span>; <text:span text:style-name="OrgCode">sub3</text:span> calls <text:span text:style-name="OrgCode">sub2</text:span>.
f. <text:span text:style-name="OrgCode">main</text:span> calls <text:span text:style-name="OrgCode">sub3</text:span>; <text:span text:style-name="OrgCode">sub3</text:span> calls <text:span text:style-name="OrgCode">sub2</text:span>; <text:span text:style-name="OrgCode">sub2</text:span> calls <text:span text:style-name="OrgCode">sub1</text:span>.
</text:p>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Question</text:p>
              </table:table-cell>
              <table:table-cell table:style-name="OrgTblCellTB">
                <text:p text:style-name="OrgTableHeadingLeft">Variables</text:p>
              </table:table-cell>
              <table:table-cell table:style-name="OrgTblCellTB">
                <text:p text:style-name="OrgTableHeadingLeft">Where Declared</text:p>
              </table:table-cell>
            </table:table-row>
          </table:table-header-rows>
          <table:table-rows>
            <table:table-row>
              <table:table-cell table:style-name="OrgTblCellT">
                <text:p text:style-name="OrgTableContentsLeft">a)</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b)</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c)</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d)</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e)</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f)</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
      </text:section>
      <text:h text:style-name="Heading_20_1" text:outline-level="1" text:is-list-header="false">
<text:bookmark-start text:name="OrgXref.orgbc719bc"/>
<text:bookmark text:name="orgbc719bc"/>Coding Together
<text:bookmark-end text:name="OrgXref.orgbc719bc"/></text:h>
      <text:p text:style-name="Text_20_body"><text:span text:style-name="OrgCode">Python</text:span> is an object-oriented programming language. Unlike procedure-oriented
programming, where the main emphasis is on functions, object-oriented
programming stresses on objects.
</text:p>
      <text:p text:style-name="Text_20_body">Like function, definitions begin with the <text:span text:style-name="OrgCode">def</text:span> keyword in Python, class
definitions begin with a class keyword. The first string inside the class is
called docstring and has a brief description of the class. Although not
mandatory, this is highly recommended. Here is a simple class definition:
</text:p>
      <text:p text:style-name="OrgSrcBlock"><text:span text:style-name="OrgSrcFontLockKeywordFace">class</text:span><text:s/><text:span text:style-name="OrgSrcFontLockTypeFace">MyNewClass</text:span>:</text:p>
      <text:p text:style-name="OrgSrcBlock"><text:s/><text:s/><text:s/><text:s/><text:span text:style-name="OrgSrcFontLockDocFace">''</text:span><text:span text:style-name="OrgSrcFontLockDocFace">'</text:span><text:span text:style-name="OrgSrcFontLockDocFace">This<text:s/>is<text:s/>a<text:s/>docstring.<text:s/>I<text:s/>have<text:s/>created<text:s/>a<text:s/>new<text:s/>class</text:span><text:span text:style-name="OrgSrcFontLockDocFace">'</text:span><text:span text:style-name="OrgSrcFontLockDocFace">''</text:span></text:p>
      <text:p text:style-name="OrgSrcBlockLastLine"><text:s/><text:s/><text:s/><text:s/><text:span text:style-name="OrgSrcFontLockKeywordFace">pass</text:span></text:p>
      <text:p text:style-name="Text_20_body">A class creates a new local namespace where all its attributes are defined.
Attributes may be data or functions. There are also special attributes in it
that begin with double underscores <text:span text:style-name="OrgCode">_~</text:span>. For example, <text:span text:style-name="OrgCode">__doc__</text:span> gives us the
docstring of that class. Let's test it out. For this purpose, we need to start
with defining a class. Let's consider we are trying to define a class that holds
information of students.
</text:p>
      <text:p text:style-name="OrgSrcBlock"><text:span text:style-name="OrgSrcFontLockKeywordFace">class</text:span><text:s/><text:span text:style-name="OrgSrcFontLockTypeFace">Student</text:span>:</text:p>
      <text:p text:style-name="OrgSrcBlock"><text:s/><text:s/><text:s/><text:s/><text:span text:style-name="OrgSrcFontLockDocFace">''</text:span><text:span text:style-name="OrgSrcFontLockDocFace">'</text:span></text:p>
      <text:p text:style-name="OrgSrcBlock"><text:span text:style-name="OrgSrcFontLockDocFace"><text:s/><text:s/><text:s/><text:s/>Class<text:s/>for<text:s/>defining<text:s/>students<text:s/>in<text:s/>our<text:s/>system</text:span></text:p>
      <text:p text:style-name="OrgSrcBlock"><text:span text:style-name="OrgSrcFontLockDocFace"><text:s/><text:s/><text:s/><text:s/></text:span><text:span text:style-name="OrgSrcFontLockDocFace">'</text:span><text:span text:style-name="OrgSrcFontLockDocFace">''</text:span></text:p>
      <text:p text:style-name="OrgSrcBlockLastLine"><text:s/><text:s/><text:s/><text:s/><text:span text:style-name="OrgSrcFontLockKeywordFace">pass</text:span></text:p>
      <text:p text:style-name="Text_20_body">This class should have attributes that show some part of student's identities as
well as a method for us to access these data.
</text:p>
      <text:p text:style-name="OrgSrcBlockLastLine"><text:span text:style-name="OrgSrcFontLockBuiltinFace">print</text:span><text:span text:style-name="OrgSrcRainbowDelimitersDepth1Face">(</text:span>Student.<text:span text:style-name="OrgSrcFontLockBuiltinFace">__doc__</text:span><text:span text:style-name="OrgSrcRainbowDelimitersDepth1Face">)</text:span></text:p>
      <text:p text:style-name="Text_20_body">Classes are also able to keep attributes. Let's add an attribute for age of
student:
</text:p>
      <text:p text:style-name="OrgSrcBlock"><text:span text:style-name="OrgSrcFontLockKeywordFace">class</text:span><text:s/><text:span text:style-name="OrgSrcFontLockTypeFace">Student</text:span>:</text:p>
      <text:p text:style-name="OrgSrcBlock"><text:s/><text:s/><text:s/><text:s/><text:span text:style-name="OrgSrcFontLockDocFace">''</text:span><text:span text:style-name="OrgSrcFontLockDocFace">'</text:span></text:p>
      <text:p text:style-name="OrgSrcBlock"><text:span text:style-name="OrgSrcFontLockDocFace"><text:s/><text:s/><text:s/><text:s/>Class<text:s/>for<text:s/>defining<text:s/>students<text:s/>in<text:s/>our<text:s/>system</text:span></text:p>
      <text:p text:style-name="OrgSrcBlock"><text:span text:style-name="OrgSrcFontLockDocFace"><text:s/><text:s/><text:s/><text:s/></text:span><text:span text:style-name="OrgSrcFontLockDocFace">'</text:span><text:span text:style-name="OrgSrcFontLockDocFace">''</text:span></text:p>
      <text:p text:style-name="OrgSrcBlock"/>
      <text:p text:style-name="OrgSrcBlock"><text:s/><text:s/><text:s/><text:s/><text:span text:style-name="OrgSrcFontLockCommentDelimiterFace">#<text:s/></text:span><text:span text:style-name="OrgSrcFontLockCommentFace">This<text:s/>is<text:s/>for<text:s/>keeping<text:s/>the<text:s/>age<text:s/>of<text:s/>the<text:s/>student</text:span></text:p>
      <text:p text:style-name="OrgSrcBlock"><text:s/><text:s/><text:s/><text:s/>age<text:s/>=<text:s/><text:span text:style-name="OrgSrcHighlightNumbersNumber">10</text:span></text:p>
      <text:p text:style-name="OrgSrcBlock"/>
      <text:p text:style-name="OrgSrcBlockLastLine"><text:span text:style-name="OrgSrcFontLockBuiltinFace">print</text:span><text:span text:style-name="OrgSrcRainbowDelimitersDepth1Face">(</text:span>Student.age<text:span text:style-name="OrgSrcRainbowDelimitersDepth1Face">)</text:span></text:p>
      <text:p text:style-name="Text_20_body">Or we can define a function inside a class that does some group of processes:
</text:p>
      <text:p text:style-name="OrgSrcBlock"><text:span text:style-name="OrgSrcFontLockKeywordFace">class</text:span><text:s/><text:span text:style-name="OrgSrcFontLockTypeFace">Student</text:span>:</text:p>
      <text:p text:style-name="OrgSrcBlock"><text:s/><text:s/><text:s/><text:s/><text:span text:style-name="OrgSrcFontLockDocFace">''</text:span><text:span text:style-name="OrgSrcFontLockDocFace">'</text:span></text:p>
      <text:p text:style-name="OrgSrcBlock"><text:span text:style-name="OrgSrcFontLockDocFace"><text:s/><text:s/><text:s/><text:s/>Class<text:s/>for<text:s/>defining<text:s/>students<text:s/>in<text:s/>our<text:s/>system</text:span></text:p>
      <text:p text:style-name="OrgSrcBlock"><text:span text:style-name="OrgSrcFontLockDocFace"><text:s/><text:s/><text:s/><text:s/></text:span><text:span text:style-name="OrgSrcFontLockDocFace">'</text:span><text:span text:style-name="OrgSrcFontLockDocFace">''</text:span></text:p>
      <text:p text:style-name="OrgSrcBlock"/>
      <text:p text:style-name="OrgSrcBlock"><text:s/><text:s/><text:s/><text:s/><text:span text:style-name="OrgSrcFontLockCommentDelimiterFace">#<text:s/></text:span><text:span text:style-name="OrgSrcFontLockCommentFace">This<text:s/>is<text:s/>for<text:s/>keeping<text:s/>the<text:s/>age<text:s/>of<text:s/>the<text:s/>student</text:span></text:p>
      <text:p text:style-name="OrgSrcBlock"><text:s/><text:s/><text:s/><text:s/>age<text:s/>=<text:s/><text:span text:style-name="OrgSrcHighlightNumbersNumber">10</text:span></text:p>
      <text:p text:style-name="OrgSrcBlock"/>
      <text:p text:style-name="OrgSrcBlock"><text:s/><text:s/><text:s/><text:s/><text:span text:style-name="OrgSrcFontLockKeywordFace">def</text:span><text:s/><text:span text:style-name="OrgSrcFontLockFunctionNameFace">greet</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BuiltinFace">print</text:span><text:span text:style-name="OrgSrcRainbowDelimitersDepth1Face">(</text:span><text:span text:style-name="OrgSrcFontLockStringFace">'Hello'</text:span><text:span text:style-name="OrgSrcRainbowDelimitersDepth1Face">)</text:span></text:p>
      <text:p text:style-name="OrgSrcBlockLastLine"/>
      <text:p text:style-name="OrgSrcBlockLastLine"/>
      <text:p text:style-name="Text_20_body">As soon as we define a class, a new class object is created with the
same name. This class object allows us to access the different attributes as
well as to instantiate new objects of that class.
</text:p>
      <text:p text:style-name="OrgSrcBlockLastLine"><text:span text:style-name="OrgSrcFontLockBuiltinFace">print</text:span><text:span text:style-name="OrgSrcRainbowDelimitersDepth1Face">(</text:span>Student.greet<text:span text:style-name="OrgSrcRainbowDelimitersDepth1Face">)</text:span></text:p>
      <text:h text:style-name="Heading_20_2" text:outline-level="2" text:is-list-header="false">
<text:bookmark-start text:name="OrgXref.org80356de"/>
<text:bookmark text:name="org80356de"/>Creating an Object in Python
<text:bookmark-end text:name="OrgXref.org80356de"/></text:h>
      <text:p text:style-name="Text_20_body">We saw that the class object could be used to access different attributes.
</text:p>
      <text:p text:style-name="Text_20_body">It can also be used to create new object instances (instantiation) of that
class. The procedure to create an object is similar to a <text:span text:style-name="OrgCode">function</text:span> call.
</text:p>
      <text:p text:style-name="OrgSrcBlockLastLine"><text:span text:style-name="OrgSrcFontLockVariableNameFace">habib</text:span><text:s/>=<text:s/>Student<text:span text:style-name="OrgSrcRainbowDelimitersDepth1Face">(</text:span><text:span text:style-name="OrgSrcRainbowDelimitersDepth1Face">)</text:span></text:p>
      <text:p text:style-name="Text_20_body">This will create a new object instance named <text:span text:style-name="OrgCode">habib</text:span>. We can access the
attributes of objects using the object name prefix.
</text:p>
      <text:p text:style-name="OrgSrcBlock"><text:span text:style-name="OrgSrcFontLockKeywordFace">class</text:span><text:s/><text:span text:style-name="OrgSrcFontLockTypeFace">Student</text:span>:</text:p>
      <text:p text:style-name="OrgSrcBlock"><text:s/><text:s/><text:s/><text:s/><text:span text:style-name="OrgSrcFontLockDocFace">''</text:span><text:span text:style-name="OrgSrcFontLockDocFace">'</text:span></text:p>
      <text:p text:style-name="OrgSrcBlock"><text:span text:style-name="OrgSrcFontLockDocFace"><text:s/><text:s/><text:s/><text:s/>Class<text:s/>for<text:s/>defining<text:s/>students<text:s/>in<text:s/>our<text:s/>system</text:span></text:p>
      <text:p text:style-name="OrgSrcBlock"><text:span text:style-name="OrgSrcFontLockDocFace"><text:s/><text:s/><text:s/><text:s/></text:span><text:span text:style-name="OrgSrcFontLockDocFace">'</text:span><text:span text:style-name="OrgSrcFontLockDocFace">''</text:span></text:p>
      <text:p text:style-name="OrgSrcBlock"/>
      <text:p text:style-name="OrgSrcBlock"><text:s/><text:s/><text:s/><text:s/><text:span text:style-name="OrgSrcFontLockCommentDelimiterFace">#<text:s/></text:span><text:span text:style-name="OrgSrcFontLockCommentFace">This<text:s/>is<text:s/>for<text:s/>keeping<text:s/>the<text:s/>age<text:s/>of<text:s/>the<text:s/>student</text:span></text:p>
      <text:p text:style-name="OrgSrcBlock"><text:s/><text:s/><text:s/><text:s/>age<text:s/>=<text:s/><text:span text:style-name="OrgSrcHighlightNumbersNumber">10</text:span></text:p>
      <text:p text:style-name="OrgSrcBlock"/>
      <text:p text:style-name="OrgSrcBlock"><text:s/><text:s/><text:s/><text:s/><text:span text:style-name="OrgSrcFontLockKeywordFace">def</text:span><text:s/><text:span text:style-name="OrgSrcFontLockFunctionNameFace">greet</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BuiltinFace">print</text:span><text:span text:style-name="OrgSrcRainbowDelimitersDepth1Face">(</text:span><text:span text:style-name="OrgSrcFontLockStringFace">'Hello'</text:span><text:span text:style-name="OrgSrcRainbowDelimitersDepth1Face">)</text:span></text:p>
      <text:p text:style-name="OrgSrcBlock"/>
      <text:p text:style-name="OrgSrcBlock"><text:span text:style-name="OrgSrcFontLockVariableNameFace">habib</text:span><text:s/>=<text:s/>Student<text:span text:style-name="OrgSrcRainbowDelimitersDepth1Face">(</text:span><text:span text:style-name="OrgSrcRainbowDelimitersDepth1Face">)</text:span></text:p>
      <text:p text:style-name="OrgSrcBlock"/>
      <text:p text:style-name="OrgSrcBlock"><text:span text:style-name="OrgSrcFontLockBuiltinFace">print</text:span><text:span text:style-name="OrgSrcRainbowDelimitersDepth1Face">(</text:span>Student.greet<text:span text:style-name="OrgSrcRainbowDelimitersDepth1Face">)</text:span></text:p>
      <text:p text:style-name="OrgSrcBlock"/>
      <text:p text:style-name="OrgSrcBlock"><text:span text:style-name="OrgSrcFontLockBuiltinFace">print</text:span><text:span text:style-name="OrgSrcRainbowDelimitersDepth1Face">(</text:span>habib.greet<text:span text:style-name="OrgSrcRainbowDelimitersDepth1Face">)</text:span></text:p>
      <text:p text:style-name="OrgSrcBlock"/>
      <text:p text:style-name="OrgSrcBlockLastLine"><text:span text:style-name="OrgSrcFontLockBuiltinFace">print</text:span><text:span text:style-name="OrgSrcRainbowDelimitersDepth1Face">(</text:span>habib.greet<text:span text:style-name="OrgSrcRainbowDelimitersDepth2Face">(</text:span><text:span text:style-name="OrgSrcRainbowDelimitersDepth2Face">)</text:span><text:span text:style-name="OrgSrcRainbowDelimitersDepth1Face">)</text:span></text:p>
      <text:p text:style-name="Text_20_body">You may have noticed the <text:span text:style-name="OrgCode">self</text:span> parameter in function definition inside the
class but we called the method simply as <text:span text:style-name="OrgCode">habib.greet()</text:span> without any arguments.
It still worked.
</text:p>
      <text:p text:style-name="Text_20_body">This is because, whenever an object calls its method, the object itself is
passed as the first argument. So, <text:span text:style-name="OrgCode">habib.greet()</text:span> translates into
<text:span text:style-name="OrgCode">Student.greet(habib)</text:span>.
</text:p>
      <text:p text:style-name="Text_20_body">In general, calling a method with a list of <text:span text:style-name="OrgCode">n</text:span> arguments is equivalent to calling
the corresponding function with an argument list that is created by inserting
the method's object before the first argument.
</text:p>
      <text:p text:style-name="Text_20_body">For these reasons, the first argument of the function in class must be the
object itself. This is conventionally called <text:span text:style-name="OrgCode">self</text:span>.
</text:p>
      <text:h text:style-name="Heading_20_2" text:outline-level="2" text:is-list-header="false">
<text:bookmark-start text:name="OrgXref.org9238e27"/>
<text:bookmark text:name="org9238e27"/>Constructors in Python
<text:bookmark-end text:name="OrgXref.org9238e27"/></text:h>
      <text:p text:style-name="Text_20_body">Class functions that begin with double underscore <text:span text:style-name="OrgCode">__</text:span> are called special
functions as they have special meanings.
</text:p>
      <text:p text:style-name="Text_20_body">Of one particular interest is the <text:span text:style-name="OrgCode">__init__()</text:span> function. This special function
gets called whenever a new object of that class is instantiated.
</text:p>
      <text:p text:style-name="Text_20_body">This type of function is also called <text:span text:style-name="OrgCode">constructors</text:span> in Object Oriented Programming
(OOP). We normally use it to initialize all the variables.
</text:p>
      <text:p text:style-name="OrgSrcBlock"><text:span text:style-name="OrgSrcFontLockKeywordFace">class</text:span><text:s/><text:span text:style-name="OrgSrcFontLockTypeFace">Student</text:span>:</text:p>
      <text:p text:style-name="OrgSrcBlock"><text:s/><text:s/><text:s/><text:s/><text:span text:style-name="OrgSrcFontLockDocFace">''</text:span><text:span text:style-name="OrgSrcFontLockDocFace">'</text:span></text:p>
      <text:p text:style-name="OrgSrcBlock"><text:span text:style-name="OrgSrcFontLockDocFace"><text:s/><text:s/><text:s/><text:s/>Class<text:s/>for<text:s/>defining<text:s/>students<text:s/>in<text:s/>our<text:s/>system</text:span></text:p>
      <text:p text:style-name="OrgSrcBlock"><text:span text:style-name="OrgSrcFontLockDocFace"><text:s/><text:s/><text:s/><text:s/></text:span><text:span text:style-name="OrgSrcFontLockDocFace">'</text:span><text:span text:style-name="OrgSrcFontLockDocFace">''</text:span></text:p>
      <text:p text:style-name="OrgSrcBlock"/>
      <text:p text:style-name="OrgSrcBlock"><text:s/><text:s/><text:s/><text:s/><text:span text:style-name="OrgSrcFontLockCommentDelimiterFace">#<text:s/></text:span><text:span text:style-name="OrgSrcFontLockCommentFace">This<text:s/>is<text:s/>for<text:s/>keeping<text:s/>the<text:s/>age<text:s/>of<text:s/>the<text:s/>student</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first_name,last_name,<text:s/>mac_id,<text:s/>age=<text:span text:style-name="OrgSrcHighlightNumbersNumber">10</text:span><text:span text:style-name="OrgSrcRainbowDelimitersDepth1Face">)</text:span>:</text:p>
      <text:p text:style-name="OrgSrcBlock"><text:s/><text:s/><text:s/><text:s/><text:s/><text:s/><text:s/><text:s/><text:span text:style-name="OrgSrcFontLockKeywordFace">self</text:span>.first_name<text:s/>=<text:s/>first_name</text:p>
      <text:p text:style-name="OrgSrcBlock"><text:s/><text:s/><text:s/><text:s/><text:s/><text:s/><text:s/><text:s/><text:span text:style-name="OrgSrcFontLockKeywordFace">self</text:span>.last_name<text:s/>=<text:s/>last_name</text:p>
      <text:p text:style-name="OrgSrcBlock"><text:s/><text:s/><text:s/><text:s/><text:s/><text:s/><text:s/><text:s/><text:span text:style-name="OrgSrcFontLockKeywordFace">self</text:span>.mac_id<text:s/>=<text:s/>mac_id</text:p>
      <text:p text:style-name="OrgSrcBlock"><text:s/><text:s/><text:s/><text:s/><text:s/><text:s/><text:s/><text:s/><text:span text:style-name="OrgSrcFontLockKeywordFace">self</text:span>.age=<text:span text:style-name="OrgSrcHighlightNumbersNumber">10</text:span></text:p>
      <text:p text:style-name="OrgSrcBlock"/>
      <text:p text:style-name="OrgSrcBlock"><text:s/><text:s/><text:s/><text:s/><text:span text:style-name="OrgSrcFontLockKeywordFace">def</text:span><text:s/><text:span text:style-name="OrgSrcFontLockFunctionNameFace">get_data</text:span><text:span text:style-name="OrgSrcRainbowDelimitersDepth1Face">(</text:span><text:span text:style-name="OrgSrcFontLockKeywordFace">self</text:span><text:span text:style-name="OrgSrcRainbowDelimitersDepth1Face">)</text:span>:</text:p>
      <text:p text:style-name="OrgSrcBlockLastLine"><text:s/><text:s/><text:s/><text:s/><text:s/><text:s/><text:s/><text:s/><text:span text:style-name="OrgSrcFontLockBuiltinFace">print</text:span><text:span text:style-name="OrgSrcRainbowDelimitersDepth1Face">(</text:span>f<text:span text:style-name="OrgSrcFontLockStringFace">'You<text:s/>are<text:s/>looking<text:s/>at<text:s/></text:span>{<text:span text:style-name="OrgSrcFontLockKeywordFace">self</text:span>.first_name}<text:span text:style-name="OrgSrcFontLockStringFace"><text:s/></text:span>{<text:span text:style-name="OrgSrcFontLockKeywordFace">self</text:span>.last_name}<text:span text:style-name="OrgSrcFontLockStringFace"><text:s/>information<text:s/>with<text:s/>MacID<text:s/>=<text:s/></text:span>{<text:span text:style-name="OrgSrcFontLockKeywordFace">self</text:span>.mac_id}<text:span text:style-name="OrgSrcFontLockStringFace"><text:s/>and<text:s/>age<text:s/>of<text:s/></text:span>{<text:span text:style-name="OrgSrcFontLockKeywordFace">self</text:span>.age}<text:span text:style-name="OrgSrcFontLockStringFace">.'</text:span></text:p>
      <text:p text:style-name="Text_20_body">In the above example, we defined a new class to represent a student. It has two
functions, <text:span text:style-name="OrgCode">__init__()</text:span> to initialize the variables and <text:span text:style-name="OrgCode">get_data()</text:span> to display the
student's data. Observer that age already has a default value and there is no
need to pass any value for it.
</text:p>
      <text:p text:style-name="Text_20_body">Now let's look at another constructor. <text:span text:style-name="OrgCode">__eq__</text:span> that can be used to compare two
objects by their values. Python automatically calls the <text:span text:style-name="OrgCode">__eq__</text:span> method of a
class when you use the <text:span text:style-name="OrgCode">==</text:span> operator to compare the instances of the class. By
default, Python uses the <text:span text:style-name="OrgCode">is</text:span> operator if you don’t provide a specific
implementation for the <text:span text:style-name="OrgCode">__eq__</text:span> method. The following shows how to implement the
<text:span text:style-name="OrgCode">__eq__</text:span> method in the Student class
</text:p>
      <text:p text:style-name="OrgSrcBlock"><text:span text:style-name="OrgSrcFontLockKeywordFace">class</text:span><text:s/><text:span text:style-name="OrgSrcFontLockTypeFace">Student</text:span>:</text:p>
      <text:p text:style-name="OrgSrcBlock"><text:s/><text:s/><text:s/><text:s/><text:span text:style-name="OrgSrcFontLockDocFace">''</text:span><text:span text:style-name="OrgSrcFontLockDocFace">'</text:span></text:p>
      <text:p text:style-name="OrgSrcBlock"><text:span text:style-name="OrgSrcFontLockDocFace"><text:s/><text:s/><text:s/><text:s/>Class<text:s/>for<text:s/>defining<text:s/>students<text:s/>in<text:s/>our<text:s/>system</text:span></text:p>
      <text:p text:style-name="OrgSrcBlock"><text:span text:style-name="OrgSrcFontLockDocFace"><text:s/><text:s/><text:s/><text:s/></text:span><text:span text:style-name="OrgSrcFontLockDocFace">'</text:span><text:span text:style-name="OrgSrcFontLockDocFace">''</text:span></text:p>
      <text:p text:style-name="OrgSrcBlock"/>
      <text:p text:style-name="OrgSrcBlock"><text:s/><text:s/><text:s/><text:s/><text:span text:style-name="OrgSrcFontLockCommentDelimiterFace">#<text:s/></text:span><text:span text:style-name="OrgSrcFontLockCommentFace">This<text:s/>is<text:s/>for<text:s/>keeping<text:s/>the<text:s/>age<text:s/>of<text:s/>the<text:s/>student</text:span></text:p>
      <text:p text:style-name="OrgSrcBlock"><text:s/><text:s/><text:s/><text:s/><text:span text:style-name="OrgSrcFontLockKeywordFace">def</text:span><text:s/><text:span text:style-name="OrgSrcFontLockFunctionNameFace">__init__</text:span><text:span text:style-name="OrgSrcRainbowDelimitersDepth1Face">(</text:span><text:span text:style-name="OrgSrcFontLockKeywordFace">self</text:span>,<text:s/>first_name,last_name,<text:s/>mac_id,<text:s/>age=<text:span text:style-name="OrgSrcHighlightNumbersNumber">10</text:span><text:span text:style-name="OrgSrcRainbowDelimitersDepth1Face">)</text:span>:</text:p>
      <text:p text:style-name="OrgSrcBlock"><text:s/><text:s/><text:s/><text:s/><text:s/><text:s/><text:s/><text:s/><text:span text:style-name="OrgSrcFontLockKeywordFace">self</text:span>.first_name<text:s/>=<text:s/>first_name</text:p>
      <text:p text:style-name="OrgSrcBlock"><text:s/><text:s/><text:s/><text:s/><text:s/><text:s/><text:s/><text:s/><text:span text:style-name="OrgSrcFontLockKeywordFace">self</text:span>.last_name<text:s/>=<text:s/>last_name</text:p>
      <text:p text:style-name="OrgSrcBlock"><text:s/><text:s/><text:s/><text:s/><text:s/><text:s/><text:s/><text:s/><text:span text:style-name="OrgSrcFontLockKeywordFace">self</text:span>.mac_id<text:s/>=<text:s/>mac_id</text:p>
      <text:p text:style-name="OrgSrcBlock"><text:s/><text:s/><text:s/><text:s/><text:s/><text:s/><text:s/><text:s/><text:span text:style-name="OrgSrcFontLockKeywordFace">self</text:span>.age=<text:span text:style-name="OrgSrcHighlightNumbersNumber">10</text:span></text:p>
      <text:p text:style-name="OrgSrcBlock"/>
      <text:p text:style-name="OrgSrcBlock"><text:s/><text:s/><text:s/><text:s/><text:span text:style-name="OrgSrcFontLockKeywordFace">def</text:span><text:s/><text:span text:style-name="OrgSrcFontLockFunctionNameFace">get_data</text:span><text:span text:style-name="OrgSrcRainbowDelimitersDepth1Face">(</text:span><text:span text:style-name="OrgSrcFontLockKeywordFace">self</text:span><text:span text:style-name="OrgSrcRainbowDelimitersDepth1Face">)</text:span>:</text:p>
      <text:p text:style-name="OrgSrcBlock"><text:s/><text:s/><text:s/><text:s/><text:s/><text:s/><text:s/><text:s/><text:span text:style-name="OrgSrcFontLockBuiltinFace">print</text:span><text:span text:style-name="OrgSrcRainbowDelimitersDepth1Face">(</text:span>f<text:span text:style-name="OrgSrcFontLockStringFace">'You<text:s/>are<text:s/>looking<text:s/>at<text:s/></text:span>{<text:span text:style-name="OrgSrcFontLockKeywordFace">self</text:span>.first_name}<text:span text:style-name="OrgSrcFontLockStringFace"><text:s/></text:span>{<text:span text:style-name="OrgSrcFontLockKeywordFace">self</text:span>.last_name}<text:span text:style-name="OrgSrcFontLockStringFace"><text:s/>information<text:s/>with<text:s/>MacID<text:s/>=<text:s/></text:span>{<text:span text:style-name="OrgSrcFontLockKeywordFace">self</text:span>.mac_id}<text:span text:style-name="OrgSrcFontLockStringFace"><text:s/>and<text:s/>age<text:s/>of<text:s/></text:span>{<text:span text:style-name="OrgSrcFontLockKeywordFace">self</text:span>.age}<text:span text:style-name="OrgSrcFontLockStringFace">.'</text:span></text:p>
      <text:p text:style-name="OrgSrcBlock"/>
      <text:p text:style-name="OrgSrcBlock"><text:s/><text:s/><text:s/><text:s/><text:span text:style-name="OrgSrcFontLockKeywordFace">def</text:span><text:s/><text:span text:style-name="OrgSrcFontLockFunctionNameFace">__eq__</text:span><text:span text:style-name="OrgSrcRainbowDelimitersDepth2Face">(</text:span><text:span text:style-name="OrgSrcFontLockKeywordFace">self</text:span>,<text:s/>other<text:span text:style-name="OrgSrcRainbowDelimitersDepth2Face">)</text:span>:</text:p>
      <text:p text:style-name="OrgSrcBlock"><text:s/><text:s/><text:s/><text:s/><text:s/><text:s/><text:s/><text:s/><text:span text:style-name="OrgSrcFontLockStringFace">''</text:span><text:span text:style-name="OrgSrcFontLockStringFace">'</text:span></text:p>
      <text:p text:style-name="OrgSrcBlock"><text:span text:style-name="OrgSrcFontLockStringFace"><text:s/><text:s/><text:s/><text:s/><text:s/><text:s/><text:s/><text:s/>Self<text:s/>addressing<text:s/>the<text:s/>current<text:s/>instance<text:s/>of<text:s/>the<text:s/>object<text:s/>while<text:s/>the<text:s/>other<text:s/>address<text:s/>the<text:s/>second<text:s/>instance<text:s/>of<text:s/>the<text:s/>object</text:span></text:p>
      <text:p text:style-name="OrgSrcBlock"><text:span text:style-name="OrgSrcFontLockStringFace"><text:s/><text:s/><text:s/><text:s/><text:s/><text:s/><text:s/><text:s/></text:span><text:span text:style-name="OrgSrcFontLockStringFace">'</text:span><text:span text:style-name="OrgSrcFontLockStringFace">''</text:span></text:p>
      <text:p text:style-name="OrgSrcBlock"><text:s/><text:s/><text:s/><text:s/><text:s/><text:s/><text:s/><text:s/><text:span text:style-name="OrgSrcFontLockKeywordFace">return</text:span><text:s/><text:span text:style-name="OrgSrcFontLockKeywordFace">self</text:span>.age<text:s/>==<text:s/>other.age</text:p>
      <text:p text:style-name="OrgSrcBlock"/>
      <text:p text:style-name="OrgSrcBlock">habib<text:s/>=<text:s/>Student<text:span text:style-name="OrgSrcRainbowDelimitersDepth2Face">(</text:span><text:span text:style-name="OrgSrcFontLockKeywordFace">self</text:span>,<text:s/><text:span text:style-name="OrgSrcFontLockStringFace">'Habib'</text:span>,<text:s/><text:span text:style-name="OrgSrcFontLockStringFace">'Ghaffari'</text:span>,<text:s/><text:span text:style-name="OrgSrcFontLockStringFace">'ghaffh1'</text:span><text:span text:style-name="OrgSrcRainbowDelimitersDepth2Face">)</text:span></text:p>
      <text:p text:style-name="OrgSrcBlock">hadi<text:s/>=<text:s/>Student<text:span text:style-name="OrgSrcRainbowDelimitersDepth2Face">(</text:span><text:span text:style-name="OrgSrcFontLockKeywordFace">self</text:span>,<text:s/><text:span text:style-name="OrgSrcFontLockStringFace">'Hadi'</text:span>,<text:s/><text:span text:style-name="OrgSrcFontLockStringFace">'Daniali'</text:span>,<text:s/><text:span text:style-name="OrgSrcFontLockStringFace">'danialih'</text:span>,<text:s/><text:span text:style-name="OrgSrcHighlightNumbersNumber">20</text:span><text:span text:style-name="OrgSrcRainbowDelimitersDepth2Face">)</text:span></text:p>
      <text:p text:style-name="OrgSrcBlock"/>
      <text:p text:style-name="OrgSrcBlock"><text:span text:style-name="OrgSrcFontLockKeywordFace">if</text:span><text:s/>habib<text:s/>==<text:s/>hadi:</text:p>
      <text:p text:style-name="OrgSrcBlock"><text:s/><text:s/><text:span text:style-name="OrgSrcFontLockBuiltinFace">print</text:span><text:span text:style-name="OrgSrcRainbowDelimitersDepth2Face">(</text:span><text:span text:style-name="OrgSrcFontLockStringFace">'These<text:s/>two<text:s/>persons<text:s/>are<text:s/>the<text:s/>same'</text:span><text:span text:style-name="OrgSrcRainbowDelimitersDepth2Face">)</text:span></text:p>
      <text:p text:style-name="OrgSrcBlock"><text:span text:style-name="OrgSrcFontLockKeywordFace">else</text:span>:</text:p>
      <text:p text:style-name="OrgSrcBlockLastLine"><text:s/><text:span text:style-name="OrgSrcFontLockBuiltinFace">print</text:span><text:span text:style-name="OrgSrcRainbowDelimitersDepth2Face">(</text:span><text:span text:style-name="OrgSrcFontLockStringFace">'These<text:s/>two<text:s/>persons<text:s/>are<text:s/>different'</text:span><text:span text:style-name="OrgSrcRainbowDelimitersDepth2Face">)</text:span></text:p>
      <text:p text:style-name="Text_20_body">But how this function is working? Since Python does not provide left/right
versions of its comparison operators, how does it decide which function to call?
Let's make some changes in the function to figure out how it makes the
comparison:
</text:p>
      <text:p text:style-name="OrgSrcBlock"><text:span text:style-name="OrgSrcFontLockKeywordFace">class</text:span><text:s/><text:span text:style-name="OrgSrcFontLockTypeFace">A</text:span><text:span text:style-name="OrgSrcRainbowDelimitersDepth1Face">(</text:span><text:span text:style-name="OrgSrcFontLockBuiltinFace">object</text:span><text:span text:style-name="OrgSrcRainbowDelimitersDepth1Face">)</text:span>:</text:p>
      <text:p text:style-name="OrgSrcBlock"><text:s/><text:s/><text:s/><text:s/><text:span text:style-name="OrgSrcFontLockKeywordFace">def</text:span><text:s/><text:span text:style-name="OrgSrcFontLockFunctionNameFace">__eq__</text:span><text:span text:style-name="OrgSrcRainbowDelimitersDepth1Face">(</text:span><text:span text:style-name="OrgSrcFontLockKeywordFace">self</text:span>,<text:s/>other<text:span text:style-name="OrgSrcRainbowDelimitersDepth1Face">)</text:span>:</text:p>
      <text:p text:style-name="OrgSrcBlock"><text:s/><text:s/><text:s/><text:s/><text:s/><text:s/><text:s/><text:s/><text:span text:style-name="OrgSrcFontLockBuiltinFace">print</text:span><text:span text:style-name="OrgSrcRainbowDelimitersDepth1Face">(</text:span><text:span text:style-name="OrgSrcFontLockStringFace">"A<text:s/>__eq__<text:s/>called:<text:s/>%r<text:s/>==<text:s/>%r<text:s/>?"</text:span><text:s/>%<text:s/><text:span text:style-name="OrgSrcRainbowDelimitersDepth2Face">(</text:span><text:span text:style-name="OrgSrcFontLockKeywordFace">self</text:span>,<text:s/>other<text:span text:style-name="OrgSrcRainbowDelimitersDepth2Face">)</text:span><text:span text:style-name="OrgSrcRainbowDelimitersDepth1Face">)</text:span></text:p>
      <text:p text:style-name="OrgSrcBlock"><text:s/><text:s/><text:s/><text:s/><text:s/><text:s/><text:s/><text:s/><text:span text:style-name="OrgSrcFontLockKeywordFace">return</text:span><text:s/><text:span text:style-name="OrgSrcFontLockKeywordFace">self</text:span>.value<text:s/>==<text:s/>other</text:p>
      <text:p text:style-name="OrgSrcBlock"><text:span text:style-name="OrgSrcFontLockKeywordFace">class</text:span><text:s/><text:span text:style-name="OrgSrcFontLockTypeFace">B</text:span><text:span text:style-name="OrgSrcRainbowDelimitersDepth1Face">(</text:span><text:span text:style-name="OrgSrcFontLockBuiltinFace">object</text:span><text:span text:style-name="OrgSrcRainbowDelimitersDepth1Face">)</text:span>:</text:p>
      <text:p text:style-name="OrgSrcBlock"><text:s/><text:s/><text:s/><text:s/><text:span text:style-name="OrgSrcFontLockKeywordFace">def</text:span><text:s/><text:span text:style-name="OrgSrcFontLockFunctionNameFace">__eq__</text:span><text:span text:style-name="OrgSrcRainbowDelimitersDepth1Face">(</text:span><text:span text:style-name="OrgSrcFontLockKeywordFace">self</text:span>,<text:s/>other<text:span text:style-name="OrgSrcRainbowDelimitersDepth1Face">)</text:span>:</text:p>
      <text:p text:style-name="OrgSrcBlock"><text:s/><text:s/><text:s/><text:s/><text:s/><text:s/><text:s/><text:s/><text:span text:style-name="OrgSrcFontLockBuiltinFace">print</text:span><text:span text:style-name="OrgSrcRainbowDelimitersDepth1Face">(</text:span><text:span text:style-name="OrgSrcFontLockStringFace">"B<text:s/>__eq__<text:s/>called:<text:s/>%r<text:s/>==<text:s/>%r<text:s/>?"</text:span><text:s/>%<text:s/><text:span text:style-name="OrgSrcRainbowDelimitersDepth2Face">(</text:span><text:span text:style-name="OrgSrcFontLockKeywordFace">self</text:span>,<text:s/>other<text:span text:style-name="OrgSrcRainbowDelimitersDepth2Face">)</text:span><text:span text:style-name="OrgSrcRainbowDelimitersDepth1Face">)</text:span></text:p>
      <text:p text:style-name="OrgSrcBlock"><text:s/><text:s/><text:s/><text:s/><text:s/><text:s/><text:s/><text:s/><text:span text:style-name="OrgSrcFontLockKeywordFace">return</text:span><text:s/><text:span text:style-name="OrgSrcFontLockKeywordFace">self</text:span>.value<text:s/>==<text:s/>other</text:p>
      <text:p text:style-name="OrgSrcBlock"/>
      <text:p text:style-name="OrgSrcBlock">a<text:s/>=<text:s/>A<text:span text:style-name="OrgSrcRainbowDelimitersDepth1Face">(</text:span><text:span text:style-name="OrgSrcRainbowDelimitersDepth1Face">)</text:span></text:p>
      <text:p text:style-name="OrgSrcBlock">a.value<text:s/>=<text:s/><text:span text:style-name="OrgSrcHighlightNumbersNumber">3</text:span></text:p>
      <text:p text:style-name="OrgSrcBlock">b<text:s/>=<text:s/>B<text:span text:style-name="OrgSrcRainbowDelimitersDepth1Face">(</text:span><text:span text:style-name="OrgSrcRainbowDelimitersDepth1Face">)</text:span></text:p>
      <text:p text:style-name="OrgSrcBlock">b.value<text:s/>=<text:s/><text:span text:style-name="OrgSrcHighlightNumbersNumber">4</text:span></text:p>
      <text:p text:style-name="OrgSrcBlockLastLine">a<text:s/>==<text:s/>b</text:p>
      <text:p text:style-name="Text_20_body">Explanation: The <text:span text:style-name="OrgCode">a==b</text:span> expression invokes <text:span text:style-name="OrgCode">A.__eq__</text:span>, since it exists. Its code
includes <text:span text:style-name="OrgCode">self.value == other</text:span>. Since int's don't know how to compare themselves
to B's, Python tries invoking <text:span text:style-name="OrgCode">B.__eq__</text:span> to see if it knows how to compare itself
to an int. So it will print this:
</text:p>
      <text:p text:style-name="OrgSrcBlock">A<text:s/>__eq__<text:s/>called:<text:s/>&lt;__main__.A<text:s/>object<text:s/>at<text:s/>0x013BA070&gt;<text:s/>==<text:s/>&lt;__main__.B<text:s/>object<text:s/>at<text:s/>0x013BA090&gt;<text:s/>?</text:p>
      <text:p text:style-name="OrgSrcBlockLastLine">B<text:s/>__eq__<text:s/>called:<text:s/>&lt;__main__.B<text:s/>object<text:s/>at<text:s/>0x013BA090&gt;<text:s/>==<text:s/>3<text:s/>?</text:p>
      <text:p text:style-name="Text_20_body">Now we have clear vision of how the decision tree for <text:span text:style-name="OrgCode">__eq__</text:span> constructor
works.
</text:p>
      <text:h text:style-name="Heading_20_1" text:outline-level="1" text:is-list-header="false">
<text:bookmark-start text:name="OrgXref.orgf21d512"/>
<text:bookmark text:name="orgf21d512"/>Exercises
<text:bookmark-end text:name="OrgXref.orgf21d512"/></text:h>
      <text:list text:style-name="OrgNumberedList" text:continue-numbering="false">
        <text:list-item>
          <text:p text:style-name="Text_20_body">Try to define a subclass called <text:span text:style-name="OrgCode">EngStudent</text:span>. This class going to address the
engineering facility students and has an extra attribute called <text:span text:style-name="OrgCode">faculity</text:span>.
</text:p>
        </text:list-item>
        <text:list-item>
          <text:p text:style-name="Text_20_body">Implement the <text:span text:style-name="OrgCode">__init__()</text:span>, <text:span text:style-name="OrgCode">__eq__</text:span>, and <text:span text:style-name="OrgCode">__ne__</text:span> constructors for
<text:span text:style-name="OrgCode">EngStudent</text:span>.
</text:p>
        </text:list-item>
        <text:list-item>
          <text:p text:style-name="Text_20_body">Justify how decision tree for <text:span text:style-name="OrgCode">__eq__</text:span> and <text:span text:style-name="OrgCode">__ne__</text:span> going to work? What would
happen if we do not implement <text:span text:style-name="OrgCode">__eq__</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4f97d7"/>
    </style:style>
    <style:style style:name="OrgSrcFontLockDocFace" style:family="text">
      <style:text-properties fo:color="#9f8766"/>
    </style:style>
    <style:style style:name="OrgSrcRainbowDelimitersDepth3Face" style:family="text">
      <style:text-properties fo:color="#2d9574"/>
    </style:style>
    <style:style style:name="OrgSrcFontLockTypeFace" style:family="text">
      <style:text-properties fo:color="#b2b2b2"/>
    </style:style>
    <style:style style:name="OrgSrcHighlightNumbersNumber" style:family="text">
      <style:text-properties fo:color="#a45bad"/>
    </style:style>
    <style:style style:name="OrgSrcFontLockStringFace" style:family="text">
      <style:text-properties fo:color="#2d9574"/>
    </style:style>
    <style:style style:name="OrgSrcRainbowDelimitersDepth2Face" style:family="text">
      <style:text-properties fo:color="#bc6ec5"/>
    </style:style>
    <style:style style:name="OrgSrcRainbowDelimitersDepth1Face" style:family="text">
      <style:text-properties fo:color="#4f97d7"/>
    </style:style>
    <style:style style:name="OrgSrcFontLockFunctionNameFace" style:family="text">
      <style:text-properties fo:color="#b2b2b2"/>
    </style:style>
    <style:style style:name="OrgSrcFontLockVariableNameFace" style:family="text">
      <style:text-properties fo:color="#7590db"/>
    </style:style>
    <style:style style:name="OrgSrcFontLockKeywordFace" style:family="text">
      <style:text-properties fo:color="#b2b2b2"/>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bib Ghaffari</dc:creator>
    <meta:initial-creator>Habib Ghaffari</meta:initial-creator>
    <dc:date>2022-11-14</dc:date>
    <meta:creation-date>2022-11-14</meta:creation-date>
    <meta:generator>Emacs 28.1 (Org mode 9.5.2)</meta:generator>
    <meta:keyword/>
    <dc:subject/>
    <dc:title>Tutorial #7 - Let's practice a bit more</dc:title>
  </office:meta>
</office:document-meta>
</file>